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910000008DD2DB54F1A6E2A3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Image 6" draw:style-name="gr1" draw:text-style-name="P1" svg:width="15.375cm" svg:height="5.809cm" svg:x="0.002cm" svg:y="0.002cm"><draw:image xlink:href="Pictures/10000000000002910000008DD2DB54F1A6E2A337.png" xlink:type="simple" xlink:show="embed" xlink:actuate="onLoad" loext:mime-type="image/png"><text:p/></draw:image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6T19:05:57.187000000</meta:creation-date>
    <dc:date>2020-01-16T19:06:21.437000000</dc:date>
    <meta:editing-duration>PT2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3.4.2$Windows_X86_64 LibreOffice_project/60da17e045e08f1793c57c00ba83cdfce946d0aa</meta:generator>
  </office:meta>
</office:document-meta>
</file>